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hannel number</text:p>
          </table:table-cell>
          <table:table-cell/>
          <table:table-cell table:style-name="Default"/>
          <table:table-cell office:value-type="string" calcext:value-type="string">
            <text:p>Xuk [μm]</text:p>
          </table:table-cell>
          <table:table-cell office:value-type="string" calcext:value-type="string">
            <text:p>Xok [μm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18445</text:p>
          </table:table-cell>
          <table:table-cell table:formula="of:=AVERAGE([.D3:.E3])" office:value-type="float" office:value="0.18445" calcext:value-type="float">
            <text:p>0,18445</text:p>
          </table:table-cell>
          <table:table-cell office:value-type="float" office:value="0.1778" calcext:value-type="float">
            <text:p>0,1778</text:p>
          </table:table-cell>
          <table:table-cell office:value-type="float" office:value="0.1911" calcext:value-type="float">
            <text:p>0,19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19825</text:p>
          </table:table-cell>
          <table:table-cell table:formula="of:=AVERAGE([.D4:.E4])" office:value-type="float" office:value="0.19825" calcext:value-type="float">
            <text:p>0,19825</text:p>
          </table:table-cell>
          <table:table-cell office:value-type="float" office:value="0.1911" calcext:value-type="float">
            <text:p>0,1911</text:p>
          </table:table-cell>
          <table:table-cell office:value-type="float" office:value="0.2054" calcext:value-type="float">
            <text:p>0,20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21305</text:p>
          </table:table-cell>
          <table:table-cell table:formula="of:=AVERAGE([.D5:.E5])" office:value-type="float" office:value="0.21305" calcext:value-type="float">
            <text:p>0,21305</text:p>
          </table:table-cell>
          <table:table-cell office:value-type="float" office:value="0.2054" calcext:value-type="float">
            <text:p>0,2054</text:p>
          </table:table-cell>
          <table:table-cell office:value-type="float" office:value="0.2207" calcext:value-type="float">
            <text:p>0,22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2289</text:p>
          </table:table-cell>
          <table:table-cell table:formula="of:=AVERAGE([.D6:.E6])" office:value-type="float" office:value="0.2289" calcext:value-type="float">
            <text:p>0,22890</text:p>
          </table:table-cell>
          <table:table-cell office:value-type="float" office:value="0.2207" calcext:value-type="float">
            <text:p>0,2207</text:p>
          </table:table-cell>
          <table:table-cell office:value-type="float" office:value="0.2371" calcext:value-type="float">
            <text:p>0,23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24595</text:p>
          </table:table-cell>
          <table:table-cell table:formula="of:=AVERAGE([.D7:.E7])" office:value-type="float" office:value="0.24595" calcext:value-type="float">
            <text:p>0,24595</text:p>
          </table:table-cell>
          <table:table-cell office:value-type="float" office:value="0.2371" calcext:value-type="float">
            <text:p>0,2371</text:p>
          </table:table-cell>
          <table:table-cell office:value-type="float" office:value="0.2548" calcext:value-type="float">
            <text:p>0,25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2643</text:p>
          </table:table-cell>
          <table:table-cell table:formula="of:=AVERAGE([.D8:.E8])" office:value-type="float" office:value="0.2643" calcext:value-type="float">
            <text:p>0,26430</text:p>
          </table:table-cell>
          <table:table-cell office:value-type="float" office:value="0.2548" calcext:value-type="float">
            <text:p>0,2548</text:p>
          </table:table-cell>
          <table:table-cell office:value-type="float" office:value="0.2738" calcext:value-type="float">
            <text:p>0,27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28405</text:p>
          </table:table-cell>
          <table:table-cell table:formula="of:=AVERAGE([.D9:.E9])" office:value-type="float" office:value="0.28405" calcext:value-type="float">
            <text:p>0,28405</text:p>
          </table:table-cell>
          <table:table-cell office:value-type="float" office:value="0.2738" calcext:value-type="float">
            <text:p>0,2738</text:p>
          </table:table-cell>
          <table:table-cell office:value-type="float" office:value="0.2943" calcext:value-type="float">
            <text:p>0,29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30525</text:p>
          </table:table-cell>
          <table:table-cell table:formula="of:=AVERAGE([.D10:.E10])" office:value-type="float" office:value="0.30525" calcext:value-type="float">
            <text:p>0,30525</text:p>
          </table:table-cell>
          <table:table-cell office:value-type="float" office:value="0.2943" calcext:value-type="float">
            <text:p>0,2943</text:p>
          </table:table-cell>
          <table:table-cell office:value-type="float" office:value="0.3162" calcext:value-type="float">
            <text:p>0,31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328</text:p>
          </table:table-cell>
          <table:table-cell table:formula="of:=AVERAGE([.D11:.E11])" office:value-type="float" office:value="0.328" calcext:value-type="float">
            <text:p>0,32800</text:p>
          </table:table-cell>
          <table:table-cell office:value-type="float" office:value="0.3162" calcext:value-type="float">
            <text:p>0,3162</text:p>
          </table:table-cell>
          <table:table-cell office:value-type="float" office:value="0.3398" calcext:value-type="float">
            <text:p>0,33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3525</text:p>
          </table:table-cell>
          <table:table-cell table:formula="of:=AVERAGE([.D12:.E12])" office:value-type="float" office:value="0.3525" calcext:value-type="float">
            <text:p>0,35250</text:p>
          </table:table-cell>
          <table:table-cell office:value-type="float" office:value="0.3398" calcext:value-type="float">
            <text:p>0,3398</text:p>
          </table:table-cell>
          <table:table-cell office:value-type="float" office:value="0.3652" calcext:value-type="float">
            <text:p>0,36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3788</text:p>
          </table:table-cell>
          <table:table-cell table:formula="of:=AVERAGE([.D13:.E13])" office:value-type="float" office:value="0.3788" calcext:value-type="float">
            <text:p>0,37880</text:p>
          </table:table-cell>
          <table:table-cell office:value-type="float" office:value="0.3652" calcext:value-type="float">
            <text:p>0,3652</text:p>
          </table:table-cell>
          <table:table-cell office:value-type="float" office:value="0.3924" calcext:value-type="float">
            <text:p>0,39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40705</text:p>
          </table:table-cell>
          <table:table-cell table:formula="of:=AVERAGE([.D14:.E14])" office:value-type="float" office:value="0.40705" calcext:value-type="float">
            <text:p>0,40705</text:p>
          </table:table-cell>
          <table:table-cell office:value-type="float" office:value="0.3924" calcext:value-type="float">
            <text:p>0,3924</text:p>
          </table:table-cell>
          <table:table-cell office:value-type="float" office:value="0.4217" calcext:value-type="float">
            <text:p>0,42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43745</text:p>
          </table:table-cell>
          <table:table-cell table:formula="of:=AVERAGE([.D15:.E15])" office:value-type="float" office:value="0.43745" calcext:value-type="float">
            <text:p>0,43745</text:p>
          </table:table-cell>
          <table:table-cell office:value-type="float" office:value="0.4217" calcext:value-type="float">
            <text:p>0,4217</text:p>
          </table:table-cell>
          <table:table-cell office:value-type="float" office:value="0.4532" calcext:value-type="float">
            <text:p>0,45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4701</text:p>
          </table:table-cell>
          <table:table-cell table:formula="of:=AVERAGE([.D16:.E16])" office:value-type="float" office:value="0.4701" calcext:value-type="float">
            <text:p>0,47010</text:p>
          </table:table-cell>
          <table:table-cell office:value-type="float" office:value="0.4532" calcext:value-type="float">
            <text:p>0,4532</text:p>
          </table:table-cell>
          <table:table-cell office:value-type="float" office:value="0.487" calcext:value-type="float">
            <text:p>0,487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50515</text:p>
          </table:table-cell>
          <table:table-cell table:formula="of:=AVERAGE([.D17:.E17])" office:value-type="float" office:value="0.50515" calcext:value-type="float">
            <text:p>0,50515</text:p>
          </table:table-cell>
          <table:table-cell office:value-type="float" office:value="0.487" calcext:value-type="float">
            <text:p>0,4870</text:p>
          </table:table-cell>
          <table:table-cell office:value-type="float" office:value="0.5233" calcext:value-type="float">
            <text:p>0,52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5428</text:p>
          </table:table-cell>
          <table:table-cell table:formula="of:=AVERAGE([.D18:.E18])" office:value-type="float" office:value="0.5428" calcext:value-type="float">
            <text:p>0,54280</text:p>
          </table:table-cell>
          <table:table-cell office:value-type="float" office:value="0.5233" calcext:value-type="float">
            <text:p>0,5233</text:p>
          </table:table-cell>
          <table:table-cell office:value-type="float" office:value="0.5623" calcext:value-type="float">
            <text:p>0,56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5833</text:p>
          </table:table-cell>
          <table:table-cell table:formula="of:=AVERAGE([.D19:.E19])" office:value-type="float" office:value="0.5833" calcext:value-type="float">
            <text:p>0,58330</text:p>
          </table:table-cell>
          <table:table-cell office:value-type="float" office:value="0.5623" calcext:value-type="float">
            <text:p>0,5623</text:p>
          </table:table-cell>
          <table:table-cell office:value-type="float" office:value="0.6043" calcext:value-type="float">
            <text:p>0,60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62685</text:p>
          </table:table-cell>
          <table:table-cell table:formula="of:=AVERAGE([.D20:.E20])" office:value-type="float" office:value="0.62685" calcext:value-type="float">
            <text:p>0,62685</text:p>
          </table:table-cell>
          <table:table-cell office:value-type="float" office:value="0.6043" calcext:value-type="float">
            <text:p>0,6043</text:p>
          </table:table-cell>
          <table:table-cell office:value-type="float" office:value="0.6494" calcext:value-type="float">
            <text:p>0,64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6736</text:p>
          </table:table-cell>
          <table:table-cell table:formula="of:=AVERAGE([.D21:.E21])" office:value-type="float" office:value="0.6736" calcext:value-type="float">
            <text:p>0,67360</text:p>
          </table:table-cell>
          <table:table-cell office:value-type="float" office:value="0.6494" calcext:value-type="float">
            <text:p>0,6494</text:p>
          </table:table-cell>
          <table:table-cell office:value-type="float" office:value="0.6978" calcext:value-type="float">
            <text:p>0,69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72385</text:p>
          </table:table-cell>
          <table:table-cell table:formula="of:=AVERAGE([.D22:.E22])" office:value-type="float" office:value="0.72385" calcext:value-type="float">
            <text:p>0,72385</text:p>
          </table:table-cell>
          <table:table-cell office:value-type="float" office:value="0.6978" calcext:value-type="float">
            <text:p>0,6978</text:p>
          </table:table-cell>
          <table:table-cell office:value-type="float" office:value="0.7499" calcext:value-type="float">
            <text:p>0,74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77785</text:p>
          </table:table-cell>
          <table:table-cell table:formula="of:=AVERAGE([.D23:.E23])" office:value-type="float" office:value="0.77785" calcext:value-type="float">
            <text:p>0,77785</text:p>
          </table:table-cell>
          <table:table-cell office:value-type="float" office:value="0.7499" calcext:value-type="float">
            <text:p>0,7499</text:p>
          </table:table-cell>
          <table:table-cell office:value-type="float" office:value="0.8058" calcext:value-type="float">
            <text:p>0,80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8359</text:p>
          </table:table-cell>
          <table:table-cell table:formula="of:=AVERAGE([.D24:.E24])" office:value-type="float" office:value="0.8359" calcext:value-type="float">
            <text:p>0,83590</text:p>
          </table:table-cell>
          <table:table-cell office:value-type="float" office:value="0.8058" calcext:value-type="float">
            <text:p>0,8058</text:p>
          </table:table-cell>
          <table:table-cell office:value-type="float" office:value="0.866" calcext:value-type="float">
            <text:p>0,86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8983</text:p>
          </table:table-cell>
          <table:table-cell table:formula="of:=AVERAGE([.D25:.E25])" office:value-type="float" office:value="0.8983" calcext:value-type="float">
            <text:p>0,89830</text:p>
          </table:table-cell>
          <table:table-cell office:value-type="float" office:value="0.866" calcext:value-type="float">
            <text:p>0,8660</text:p>
          </table:table-cell>
          <table:table-cell office:value-type="float" office:value="0.9306" calcext:value-type="float">
            <text:p>0,93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9653</text:p>
          </table:table-cell>
          <table:table-cell table:formula="of:=AVERAGE([.D26:.E26])" office:value-type="float" office:value="0.9653" calcext:value-type="float">
            <text:p>0,96530</text:p>
          </table:table-cell>
          <table:table-cell office:value-type="float" office:value="0.9306" calcext:value-type="float">
            <text:p>0,9306</text:p>
          </table:table-cell>
          <table:table-cell office:value-type="float" office:value="1" calcext:value-type="float">
            <text:p>1,00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.0373</text:p>
          </table:table-cell>
          <table:table-cell table:formula="of:=AVERAGE([.D27:.E27])" office:value-type="float" office:value="1.0373" calcext:value-type="float">
            <text:p>1,03730</text:p>
          </table:table-cell>
          <table:table-cell office:value-type="float" office:value="1" calcext:value-type="float">
            <text:p>1,0000</text:p>
          </table:table-cell>
          <table:table-cell office:value-type="float" office:value="1.0746" calcext:value-type="float">
            <text:p>1,07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.1147</text:p>
          </table:table-cell>
          <table:table-cell table:formula="of:=AVERAGE([.D28:.E28])" office:value-type="float" office:value="1.1147" calcext:value-type="float">
            <text:p>1,11470</text:p>
          </table:table-cell>
          <table:table-cell office:value-type="float" office:value="1.0746" calcext:value-type="float">
            <text:p>1,0746</text:p>
          </table:table-cell>
          <table:table-cell office:value-type="float" office:value="1.1548" calcext:value-type="float">
            <text:p>1,15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.19785</text:p>
          </table:table-cell>
          <table:table-cell table:formula="of:=AVERAGE([.D29:.E29])" office:value-type="float" office:value="1.19785" calcext:value-type="float">
            <text:p>1,19785</text:p>
          </table:table-cell>
          <table:table-cell office:value-type="float" office:value="1.1548" calcext:value-type="float">
            <text:p>1,1548</text:p>
          </table:table-cell>
          <table:table-cell office:value-type="float" office:value="1.2409" calcext:value-type="float">
            <text:p>1,24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.2872</text:p>
          </table:table-cell>
          <table:table-cell table:formula="of:=AVERAGE([.D30:.E30])" office:value-type="float" office:value="1.2872" calcext:value-type="float">
            <text:p>1,28720</text:p>
          </table:table-cell>
          <table:table-cell office:value-type="float" office:value="1.2409" calcext:value-type="float">
            <text:p>1,2409</text:p>
          </table:table-cell>
          <table:table-cell office:value-type="float" office:value="1.3335" calcext:value-type="float">
            <text:p>1,33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.38325</text:p>
          </table:table-cell>
          <table:table-cell table:formula="of:=AVERAGE([.D31:.E31])" office:value-type="float" office:value="1.38325" calcext:value-type="float">
            <text:p>1,38325</text:p>
          </table:table-cell>
          <table:table-cell office:value-type="float" office:value="1.3335" calcext:value-type="float">
            <text:p>1,3335</text:p>
          </table:table-cell>
          <table:table-cell office:value-type="float" office:value="1.433" calcext:value-type="float">
            <text:p>1,43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.48645</text:p>
          </table:table-cell>
          <table:table-cell table:formula="of:=AVERAGE([.D32:.E32])" office:value-type="float" office:value="1.48645" calcext:value-type="float">
            <text:p>1,48645</text:p>
          </table:table-cell>
          <table:table-cell office:value-type="float" office:value="1.433" calcext:value-type="float">
            <text:p>1,4330</text:p>
          </table:table-cell>
          <table:table-cell office:value-type="float" office:value="1.5399" calcext:value-type="float">
            <text:p>1,53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.59735</text:p>
          </table:table-cell>
          <table:table-cell table:formula="of:=AVERAGE([.D33:.E33])" office:value-type="float" office:value="1.59735" calcext:value-type="float">
            <text:p>1,59735</text:p>
          </table:table-cell>
          <table:table-cell office:value-type="float" office:value="1.5399" calcext:value-type="float">
            <text:p>1,5399</text:p>
          </table:table-cell>
          <table:table-cell office:value-type="float" office:value="1.6548" calcext:value-type="float">
            <text:p>1,65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.71655</text:p>
          </table:table-cell>
          <table:table-cell table:formula="of:=AVERAGE([.D34:.E34])" office:value-type="float" office:value="1.71655" calcext:value-type="float">
            <text:p>1,71655</text:p>
          </table:table-cell>
          <table:table-cell office:value-type="float" office:value="1.6548" calcext:value-type="float">
            <text:p>1,6548</text:p>
          </table:table-cell>
          <table:table-cell office:value-type="float" office:value="1.7783" calcext:value-type="float">
            <text:p>1,77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.84465</text:p>
          </table:table-cell>
          <table:table-cell table:formula="of:=AVERAGE([.D35:.E35])" office:value-type="float" office:value="1.84465" calcext:value-type="float">
            <text:p>1,84465</text:p>
          </table:table-cell>
          <table:table-cell office:value-type="float" office:value="1.7783" calcext:value-type="float">
            <text:p>1,7783</text:p>
          </table:table-cell>
          <table:table-cell office:value-type="float" office:value="1.911" calcext:value-type="float">
            <text:p>1,91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.98225</text:p>
          </table:table-cell>
          <table:table-cell table:formula="of:=AVERAGE([.D36:.E36])" office:value-type="float" office:value="1.98225" calcext:value-type="float">
            <text:p>1,98225</text:p>
          </table:table-cell>
          <table:table-cell office:value-type="float" office:value="1.911" calcext:value-type="float">
            <text:p>1,9110</text:p>
          </table:table-cell>
          <table:table-cell office:value-type="float" office:value="2.0535" calcext:value-type="float">
            <text:p>2,05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.1301</text:p>
          </table:table-cell>
          <table:table-cell table:formula="of:=AVERAGE([.D37:.E37])" office:value-type="float" office:value="2.1301" calcext:value-type="float">
            <text:p>2,13010</text:p>
          </table:table-cell>
          <table:table-cell office:value-type="float" office:value="2.0535" calcext:value-type="float">
            <text:p>2,0535</text:p>
          </table:table-cell>
          <table:table-cell office:value-type="float" office:value="2.2067" calcext:value-type="float">
            <text:p>2,20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.28905</text:p>
          </table:table-cell>
          <table:table-cell table:formula="of:=AVERAGE([.D38:.E38])" office:value-type="float" office:value="2.28905" calcext:value-type="float">
            <text:p>2,28905</text:p>
          </table:table-cell>
          <table:table-cell office:value-type="float" office:value="2.2067" calcext:value-type="float">
            <text:p>2,2067</text:p>
          </table:table-cell>
          <table:table-cell office:value-type="float" office:value="2.3714" calcext:value-type="float">
            <text:p>2,37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.45985</text:p>
          </table:table-cell>
          <table:table-cell table:formula="of:=AVERAGE([.D39:.E39])" office:value-type="float" office:value="2.45985" calcext:value-type="float">
            <text:p>2,45985</text:p>
          </table:table-cell>
          <table:table-cell office:value-type="float" office:value="2.3714" calcext:value-type="float">
            <text:p>2,3714</text:p>
          </table:table-cell>
          <table:table-cell office:value-type="float" office:value="2.5483" calcext:value-type="float">
            <text:p>2,54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.64335</text:p>
          </table:table-cell>
          <table:table-cell table:formula="of:=AVERAGE([.D40:.E40])" office:value-type="float" office:value="2.64335" calcext:value-type="float">
            <text:p>2,64335</text:p>
          </table:table-cell>
          <table:table-cell office:value-type="float" office:value="2.5483" calcext:value-type="float">
            <text:p>2,5483</text:p>
          </table:table-cell>
          <table:table-cell office:value-type="float" office:value="2.7384" calcext:value-type="float">
            <text:p>2,73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.84055</text:p>
          </table:table-cell>
          <table:table-cell table:formula="of:=AVERAGE([.D41:.E41])" office:value-type="float" office:value="2.84055" calcext:value-type="float">
            <text:p>2,84055</text:p>
          </table:table-cell>
          <table:table-cell office:value-type="float" office:value="2.7384" calcext:value-type="float">
            <text:p>2,7384</text:p>
          </table:table-cell>
          <table:table-cell office:value-type="float" office:value="2.9427" calcext:value-type="float">
            <text:p>2,94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3.0525</text:p>
          </table:table-cell>
          <table:table-cell table:formula="of:=AVERAGE([.D42:.E42])" office:value-type="float" office:value="3.0525" calcext:value-type="float">
            <text:p>3,05250</text:p>
          </table:table-cell>
          <table:table-cell office:value-type="float" office:value="2.9427" calcext:value-type="float">
            <text:p>2,9427</text:p>
          </table:table-cell>
          <table:table-cell office:value-type="float" office:value="3.1623" calcext:value-type="float">
            <text:p>3,16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.28025</text:p>
          </table:table-cell>
          <table:table-cell table:formula="of:=AVERAGE([.D43:.E43])" office:value-type="float" office:value="3.28025" calcext:value-type="float">
            <text:p>3,28025</text:p>
          </table:table-cell>
          <table:table-cell office:value-type="float" office:value="3.1623" calcext:value-type="float">
            <text:p>3,1623</text:p>
          </table:table-cell>
          <table:table-cell office:value-type="float" office:value="3.3982" calcext:value-type="float">
            <text:p>3,39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3.52495</text:p>
          </table:table-cell>
          <table:table-cell table:formula="of:=AVERAGE([.D44:.E44])" office:value-type="float" office:value="3.52495" calcext:value-type="float">
            <text:p>3,52495</text:p>
          </table:table-cell>
          <table:table-cell office:value-type="float" office:value="3.3982" calcext:value-type="float">
            <text:p>3,3982</text:p>
          </table:table-cell>
          <table:table-cell office:value-type="float" office:value="3.6517" calcext:value-type="float">
            <text:p>3,65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3.78795</text:p>
          </table:table-cell>
          <table:table-cell table:formula="of:=AVERAGE([.D45:.E45])" office:value-type="float" office:value="3.78795" calcext:value-type="float">
            <text:p>3,78795</text:p>
          </table:table-cell>
          <table:table-cell office:value-type="float" office:value="3.6517" calcext:value-type="float">
            <text:p>3,6517</text:p>
          </table:table-cell>
          <table:table-cell office:value-type="float" office:value="3.9242" calcext:value-type="float">
            <text:p>3,92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4.0706</text:p>
          </table:table-cell>
          <table:table-cell table:formula="of:=AVERAGE([.D46:.E46])" office:value-type="float" office:value="4.0706" calcext:value-type="float">
            <text:p>4,07060</text:p>
          </table:table-cell>
          <table:table-cell office:value-type="float" office:value="3.9242" calcext:value-type="float">
            <text:p>3,9242</text:p>
          </table:table-cell>
          <table:table-cell office:value-type="float" office:value="4.217" calcext:value-type="float">
            <text:p>4,217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4.3743</text:p>
          </table:table-cell>
          <table:table-cell table:formula="of:=AVERAGE([.D47:.E47])" office:value-type="float" office:value="4.3743" calcext:value-type="float">
            <text:p>4,37430</text:p>
          </table:table-cell>
          <table:table-cell office:value-type="float" office:value="4.217" calcext:value-type="float">
            <text:p>4,2170</text:p>
          </table:table-cell>
          <table:table-cell office:value-type="float" office:value="4.5316" calcext:value-type="float">
            <text:p>4,53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4.70065</text:p>
          </table:table-cell>
          <table:table-cell table:formula="of:=AVERAGE([.D48:.E48])" office:value-type="float" office:value="4.70065" calcext:value-type="float">
            <text:p>4,70065</text:p>
          </table:table-cell>
          <table:table-cell office:value-type="float" office:value="4.5316" calcext:value-type="float">
            <text:p>4,5316</text:p>
          </table:table-cell>
          <table:table-cell office:value-type="float" office:value="4.8697" calcext:value-type="float">
            <text:p>4,86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5.05135</text:p>
          </table:table-cell>
          <table:table-cell table:formula="of:=AVERAGE([.D49:.E49])" office:value-type="float" office:value="5.05135" calcext:value-type="float">
            <text:p>5,05135</text:p>
          </table:table-cell>
          <table:table-cell office:value-type="float" office:value="4.8697" calcext:value-type="float">
            <text:p>4,8697</text:p>
          </table:table-cell>
          <table:table-cell office:value-type="float" office:value="5.233" calcext:value-type="float">
            <text:p>5,23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5.4282</text:p>
          </table:table-cell>
          <table:table-cell table:formula="of:=AVERAGE([.D50:.E50])" office:value-type="float" office:value="5.4282" calcext:value-type="float">
            <text:p>5,42820</text:p>
          </table:table-cell>
          <table:table-cell office:value-type="float" office:value="5.233" calcext:value-type="float">
            <text:p>5,2330</text:p>
          </table:table-cell>
          <table:table-cell office:value-type="float" office:value="5.6234" calcext:value-type="float">
            <text:p>5,62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5.8332</text:p>
          </table:table-cell>
          <table:table-cell table:formula="of:=AVERAGE([.D51:.E51])" office:value-type="float" office:value="5.8332" calcext:value-type="float">
            <text:p>5,83320</text:p>
          </table:table-cell>
          <table:table-cell office:value-type="float" office:value="5.6234" calcext:value-type="float">
            <text:p>5,6234</text:p>
          </table:table-cell>
          <table:table-cell office:value-type="float" office:value="6.043" calcext:value-type="float">
            <text:p>6,04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6.2684</text:p>
          </table:table-cell>
          <table:table-cell table:formula="of:=AVERAGE([.D52:.E52])" office:value-type="float" office:value="6.2684" calcext:value-type="float">
            <text:p>6,26840</text:p>
          </table:table-cell>
          <table:table-cell office:value-type="float" office:value="6.043" calcext:value-type="float">
            <text:p>6,0430</text:p>
          </table:table-cell>
          <table:table-cell office:value-type="float" office:value="6.4938" calcext:value-type="float">
            <text:p>6,49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.73605</text:p>
          </table:table-cell>
          <table:table-cell table:formula="of:=AVERAGE([.D53:.E53])" office:value-type="float" office:value="6.73605" calcext:value-type="float">
            <text:p>6,73605</text:p>
          </table:table-cell>
          <table:table-cell office:value-type="float" office:value="6.4938" calcext:value-type="float">
            <text:p>6,4938</text:p>
          </table:table-cell>
          <table:table-cell office:value-type="float" office:value="6.9783" calcext:value-type="float">
            <text:p>6,97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7.2386</text:p>
          </table:table-cell>
          <table:table-cell table:formula="of:=AVERAGE([.D54:.E54])" office:value-type="float" office:value="7.2386" calcext:value-type="float">
            <text:p>7,23860</text:p>
          </table:table-cell>
          <table:table-cell office:value-type="float" office:value="6.9783" calcext:value-type="float">
            <text:p>6,9783</text:p>
          </table:table-cell>
          <table:table-cell office:value-type="float" office:value="7.4989" calcext:value-type="float">
            <text:p>7,49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.77865</text:p>
          </table:table-cell>
          <table:table-cell table:formula="of:=AVERAGE([.D55:.E55])" office:value-type="float" office:value="7.77865" calcext:value-type="float">
            <text:p>7,77865</text:p>
          </table:table-cell>
          <table:table-cell office:value-type="float" office:value="7.4989" calcext:value-type="float">
            <text:p>7,4989</text:p>
          </table:table-cell>
          <table:table-cell office:value-type="float" office:value="8.0584" calcext:value-type="float">
            <text:p>8,05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8.359</text:p>
          </table:table-cell>
          <table:table-cell table:formula="of:=AVERAGE([.D56:.E56])" office:value-type="float" office:value="8.359" calcext:value-type="float">
            <text:p>8,35900</text:p>
          </table:table-cell>
          <table:table-cell office:value-type="float" office:value="8.0584" calcext:value-type="float">
            <text:p>8,0584</text:p>
          </table:table-cell>
          <table:table-cell office:value-type="float" office:value="8.6596" calcext:value-type="float">
            <text:p>8,65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8.98265</text:p>
          </table:table-cell>
          <table:table-cell table:formula="of:=AVERAGE([.D57:.E57])" office:value-type="float" office:value="8.98265" calcext:value-type="float">
            <text:p>8,98265</text:p>
          </table:table-cell>
          <table:table-cell office:value-type="float" office:value="8.6596" calcext:value-type="float">
            <text:p>8,6596</text:p>
          </table:table-cell>
          <table:table-cell office:value-type="float" office:value="9.3057" calcext:value-type="float">
            <text:p>9,30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9.65285</text:p>
          </table:table-cell>
          <table:table-cell table:formula="of:=AVERAGE([.D58:.E58])" office:value-type="float" office:value="9.65285" calcext:value-type="float">
            <text:p>9,65285</text:p>
          </table:table-cell>
          <table:table-cell office:value-type="float" office:value="9.3057" calcext:value-type="float">
            <text:p>9,3057</text:p>
          </table:table-cell>
          <table:table-cell office:value-type="float" office:value="10" calcext:value-type="float">
            <text:p>10,00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0.37305</text:p>
          </table:table-cell>
          <table:table-cell table:formula="of:=AVERAGE([.D59:.E59])" office:value-type="float" office:value="10.37305" calcext:value-type="float">
            <text:p>10,37305</text:p>
          </table:table-cell>
          <table:table-cell office:value-type="float" office:value="10" calcext:value-type="float">
            <text:p>10,0000</text:p>
          </table:table-cell>
          <table:table-cell office:value-type="float" office:value="10.7461" calcext:value-type="float">
            <text:p>10,74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1.14695</text:p>
          </table:table-cell>
          <table:table-cell table:formula="of:=AVERAGE([.D60:.E60])" office:value-type="float" office:value="11.14695" calcext:value-type="float">
            <text:p>11,14695</text:p>
          </table:table-cell>
          <table:table-cell office:value-type="float" office:value="10.7461" calcext:value-type="float">
            <text:p>10,7461</text:p>
          </table:table-cell>
          <table:table-cell office:value-type="float" office:value="11.5478" calcext:value-type="float">
            <text:p>11,54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1.9786</text:p>
          </table:table-cell>
          <table:table-cell table:formula="of:=AVERAGE([.D61:.E61])" office:value-type="float" office:value="11.9786" calcext:value-type="float">
            <text:p>11,97860</text:p>
          </table:table-cell>
          <table:table-cell office:value-type="float" office:value="11.5478" calcext:value-type="float">
            <text:p>11,5478</text:p>
          </table:table-cell>
          <table:table-cell office:value-type="float" office:value="12.4094" calcext:value-type="float">
            <text:p>12,409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723</text:p>
          </table:table-cell>
          <table:table-cell table:formula="of:=AVERAGE([.D62:.E62])" office:value-type="float" office:value="12.8723" calcext:value-type="float">
            <text:p>12,87230</text:p>
          </table:table-cell>
          <table:table-cell office:value-type="float" office:value="12.4094" calcext:value-type="float">
            <text:p>12,4094</text:p>
          </table:table-cell>
          <table:table-cell office:value-type="float" office:value="13.3352" calcext:value-type="float">
            <text:p>13,33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3.83265</text:p>
          </table:table-cell>
          <table:table-cell table:formula="of:=AVERAGE([.D63:.E63])" office:value-type="float" office:value="13.83265" calcext:value-type="float">
            <text:p>13,83265</text:p>
          </table:table-cell>
          <table:table-cell office:value-type="float" office:value="13.3352" calcext:value-type="float">
            <text:p>13,3352</text:p>
          </table:table-cell>
          <table:table-cell office:value-type="float" office:value="14.3301" calcext:value-type="float">
            <text:p>14,33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4.8647</text:p>
          </table:table-cell>
          <table:table-cell table:formula="of:=AVERAGE([.D64:.E64])" office:value-type="float" office:value="14.8647" calcext:value-type="float">
            <text:p>14,86470</text:p>
          </table:table-cell>
          <table:table-cell office:value-type="float" office:value="14.3301" calcext:value-type="float">
            <text:p>14,3301</text:p>
          </table:table-cell>
          <table:table-cell office:value-type="float" office:value="15.3993" calcext:value-type="float">
            <text:p>15,39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5.97375</text:p>
          </table:table-cell>
          <table:table-cell table:formula="of:=AVERAGE([.D65:.E65])" office:value-type="float" office:value="15.97375" calcext:value-type="float">
            <text:p>15,97375</text:p>
          </table:table-cell>
          <table:table-cell office:value-type="float" office:value="15.3993" calcext:value-type="float">
            <text:p>15,3993</text:p>
          </table:table-cell>
          <table:table-cell office:value-type="float" office:value="16.5482" calcext:value-type="float">
            <text:p>16,54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7.1655</text:p>
          </table:table-cell>
          <table:table-cell table:formula="of:=AVERAGE([.D66:.E66])" office:value-type="float" office:value="17.1655" calcext:value-type="float">
            <text:p>17,16550</text:p>
          </table:table-cell>
          <table:table-cell office:value-type="float" office:value="16.5482" calcext:value-type="float">
            <text:p>16,5482</text:p>
          </table:table-cell>
          <table:table-cell office:value-type="float" office:value="17.7828" calcext:value-type="float">
            <text:p>17,7828</text:p>
          </table:table-cell>
        </table:table-row>
        <table:table-row table:style-name="ro1" table:number-rows-repeated="104850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21:50:22.832000000</meta:creation-date>
    <dc:date>2024-05-29T22:24:22.791000000</dc:date>
    <meta:editing-duration>PT8M46S</meta:editing-duration>
    <meta:editing-cycles>1</meta:editing-cycles>
    <meta:document-statistic meta:table-count="1" meta:cell-count="323" meta:object-count="0"/>
    <meta:generator>LibreOffice/24.2.3.2$Windows_X86_64 LibreOffice_project/433d9c2ded56988e8a90e6b2e771ee4e6a5ab2ba</meta:generator>
  </office:meta>
</office:document-meta>
</file>